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1" style:family="paragraph">
      <loext:graphic-properties draw:fill-color="#ffffff"/>
    </style:style>
    <style:style style:name="P2" style:family="paragraph">
      <style:text-properties fo:font-weight="bold" style:font-weight-asian="bold" style:font-weight-complex="bold"/>
    </style:style>
    <style:style style:name="P3" style:family="paragraph">
      <loext:graphic-properties draw:fill-color="#ffffff"/>
      <style:text-properties fo:font-size="20pt"/>
    </style:style>
    <style:style style:name="P4"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Linux locking mechanisms</text:p>
            <text:p>Mark Veltzer</text:p>
            <text:p><text:span text:style-name="T1">veltzer@gnu.org</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2.178cm" svg:x="1.4cm" svg:y="4.914cm" presentation:class="outline">
          <draw:text-box>
            <text:list text:style-name="L2">
              <text:list-item>
                <text:p>Linux kernel hacker</text:p>
              </text:list-item>
              <text:list-item>
                <text:p>Current maintainer of gnu grep(1)</text:p>
              </text:list-item>
              <text:list-item>
                <text:p>Free Source evangelist</text:p>
              </text:list-item>
              <text:list-item>
                <text:p>CTO of Hinbit</text:p>
              </text:list-item>
              <text:list-item>
                <text:p>Political philosopher (checkout my book “שלטון ההמון” at book stores near you...)</text:p>
              </text:list-item>
              <text:list-item>
                <text:p>Jazz piano player</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locking?</text:p>
          </draw:text-box>
        </draw:frame>
        <draw:frame presentation:style-name="pr4" draw:layer="layout" svg:width="25.199cm" svg:height="12.178cm" svg:x="1.4cm" svg:y="4.914cm" presentation:class="outline">
          <draw:text-box>
            <text:list text:style-name="L2">
              <text:list-item>
                <text:p>To avoid race conditions in accessing shared memory.</text:p>
              </text:list-item>
              <text:list-item>
                <text:p>These occur because of: user space pre-emption which is based on timer interrupts (userspace), multi-core (userspace), interrupts in general (kernelspace), multi-core (kernelspace).</text:p>
              </text:list-item>
              <text:list-item>
                <text:p>Locking is not the only way to avoid such race conditions</text:p>
              </text:list-item>
              <text:list-item>
                <text:p>But this presentation is about locking and only about locking...</text:p>
              </text:list-item>
              <text:list-item>
                <text:p>In general locking is bad because it blocks your programs from executing and so slows your program</text:p>
              </text:list-item>
              <text:list-item>
                <text:p>Avoid it when you can.</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voiding locking - techniques</text:p>
          </draw:text-box>
        </draw:frame>
        <draw:frame presentation:style-name="pr4" draw:layer="layout" svg:width="25.199cm" svg:height="12.178cm" svg:x="1.4cm" svg:y="4.914cm" presentation:class="outline">
          <draw:text-box>
            <text:list text:style-name="L2">
              <text:list-item>
                <text:p>Have each thread/CPU have it's own data.</text:p>
              </text:list-item>
              <text:list-item>
                <text:p>Use atomic operations (hardware) instead of locking (software).</text:p>
              </text:list-item>
              <text:list-item>
                <text:p>Lock free programming.</text:p>
              </text:list-item>
              <text:list-item>
                <text:p>RCU/COW.</text:p>
              </text:list-item>
              <text:list-item>
                <text:p>Readers/Writer locks.</text:p>
              </text:list-item>
              <text:list-item>
                <text:p>Not using the shared memory model but rather the actor model for multi-processing/multi-threading.</text:p>
              </text:list-item>
              <text:list-item>
                <text:p>And many more techniques.</text:p>
              </text:list-item>
              <text:list-item>
                <text:p>Alas, we are here to talk about locking.</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er space vs kernel space locking</text:p>
          </draw:text-box>
        </draw:frame>
        <draw:frame presentation:style-name="pr4" draw:layer="layout" svg:width="25.199cm" svg:height="12.178cm" svg:x="1.4cm" svg:y="4.914cm" presentation:class="outline">
          <draw:text-box>
            <text:list text:style-name="L2">
              <text:list-item>
                <text:p>Is completely different</text:p>
              </text:list-item>
              <text:list-item>
                <text:p>Different mechanisms, different performance considerations, different API</text:p>
              </text:list-item>
              <text:list-item>
                <text:p>But ultimately they work in concert.</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User space locking</text:p>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er space locking mechanisms</text:p>
          </draw:text-box>
        </draw:frame>
        <draw:frame presentation:style-name="pr4" draw:layer="layout" svg:width="25.199cm" svg:height="12.178cm" svg:x="1.4cm" svg:y="4.914cm" presentation:class="outline">
          <draw:text-box>
            <text:list text:style-name="L2">
              <text:list-item>
                <text:p>Are not allowed to block interrupts. <text:span text:style-name="T2">Ever!</text:span></text:p>
              </text:list-item>
              <text:list-item>
                <text:p><text:span text:style-name="T3">This is derived from the definition of what a secure operating system is.</text:span></text:p>
              </text:list-item>
              <text:list-item>
                <text:p><text:span text:style-name="T3">If you have code in the kernel you can expose an API to user space to block and allow interrupts.</text:span></text:p>
              </text:list-item>
              <text:list-item>
                <text:p><text:span text:style-name="T3">This is considered a bad idea.</text:span></text:p>
              </text:list-item>
              <text:list-item>
                <text:p><text:span text:style-name="T3">First of all because it allows user space bugs to lock up your system.</text:span></text:p>
              </text:list-item>
              <text:list-item>
                <text:p><text:span text:style-name="T3">Second because it interferes with other kernel mechanisms (like watchdogs, RCU and more).</text:span></text:p>
              </text:list-item>
              <text:list-item>
                <text:p><text:span text:style-name="T2">DON'T DO IT!</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er space locking primitives</text:p>
          </draw:text-box>
        </draw:frame>
        <draw:frame presentation:style-name="pr4" draw:layer="layout" svg:width="25.199cm" svg:height="12.178cm" svg:x="1.4cm" svg:y="4.914cm" presentation:class="outline">
          <draw:text-box>
            <text:list text:style-name="L2">
              <text:list-item>
                <text:p>pthread Spin lock</text:p>
              </text:list-item>
              <text:list-item>
                <text:p>Futex</text:p>
              </text:list-item>
              <text:list-item>
                <text:p>pthread mutex</text:p>
              </text:list-item>
              <text:list-item>
                <text:p>pthread Readers/writer lock.</text:p>
              </text:list-item>
              <text:list-item>
                <text:p>POSIX semaphore</text:p>
              </text:list-item>
              <text:list-item>
                <text:p>SYS V semaphore</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er space spin lock - intro</text:p>
          </draw:text-box>
        </draw:frame>
        <draw:frame presentation:style-name="pr4" draw:text-style-name="P2" draw:layer="layout" svg:width="25.199cm" svg:height="12.178cm" svg:x="1.4cm" svg:y="4.914cm" presentation:class="outline">
          <draw:text-box>
            <text:list text:style-name="L2">
              <text:list-item>
                <text:p><text:span text:style-name="T3">Is implemented as a simple TAS/CAS loop with CPU relaxing and memory barrier.</text:span></text:p>
              </text:list-item>
              <text:list-item>
                <text:p><text:span text:style-name="T3">Pure user space implementation.</text:span></text:p>
              </text:list-item>
              <text:list-item>
                <text:p><text:span text:style-name="T2">DOES NOT DISABLE INTERRUPTS!</text:span></text:p>
              </text:list-item>
              <text:list-item>
                <text:p><text:span text:style-name="T3">Did I mention that it </text:span><text:span text:style-name="T2">DOES NOT DISABLE INTERRUPTS?!?</text:span></text:p>
              </text:list-item>
              <text:list-item>
                <text:p><text:span text:style-name="T3">It is interesting to note that </text:span><text:span text:style-name="T2">IT DOES NOT DISABLE INTERRUPTS.</text:span></text:p>
              </text:list-item>
              <text:list-item>
                <text:p><text:span text:style-name="T3">And finally note that </text:span><text:span text:style-name="T2">NO INTERRUPTS ARE DISABLED</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er space spin lock - issues</text:p>
          </draw:text-box>
        </draw:frame>
        <draw:frame presentation:style-name="pr4" draw:layer="layout" svg:width="25.199cm" svg:height="12.178cm" svg:x="1.4cm" svg:y="4.914cm" presentation:class="outline">
          <draw:text-box>
            <text:list text:style-name="L2">
              <text:list-item>
                <text:p>The API is straight forward.</text:p>
              </text:list-item>
              <text:list-item>
                <text:p>The problem with this API is that <text:span text:style-name="T2">IT DOES NOT DISABLE INTERRUPTS</text:span></text:p>
              </text:list-item>
              <text:list-item>
                <text:p><text:span text:style-name="T3">This means that you may end up spinning for a whole time slice (~1ms) if the two racing contexts are on the same core.</text:span></text:p>
              </text:list-item>
              <text:list-item>
                <text:p><text:span text:style-name="T3">This may also happen if two context are on different cores but one is pre-empted by some other context.</text:span></text:p>
              </text:list-item>
              <text:list-item>
                <text:p><text:span text:style-name="T3">This is really bad.</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er space spin lock – when to use?</text:p>
          </draw:text-box>
        </draw:frame>
        <draw:frame presentation:style-name="pr4" draw:layer="layout" svg:width="25.199cm" svg:height="12.178cm" svg:x="1.4cm" svg:y="4.914cm" presentation:class="outline">
          <draw:text-box>
            <text:list text:style-name="L2">
              <text:list-item>
                <text:p>Use only when the two racing contexts are running on two different cores and are the highest priority contexts on these two cores.</text:p>
              </text:list-item>
              <text:list-item>
                <text:p>Usually this is only fulfilled on a dedicated RT patched Linux system.</text:p>
              </text:list-item>
              <text:list-item>
                <text:p>Otherwise you get period spinning episodes.</text:p>
              </text:list-item>
              <text:list-item>
                <text:p>Kapish?!?</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Futex – Fast user space locking</text:p>
          </draw:text-box>
        </draw:frame>
        <draw:frame presentation:style-name="pr4" draw:layer="layout" svg:width="25.199cm" svg:height="12.178cm" svg:x="1.4cm" svg:y="4.914cm" presentation:class="outline">
          <draw:text-box>
            <text:list text:style-name="L2">
              <text:list-item>
                <text:p><text:span text:style-name="T2">The idea is to avoid trips to the kernel in the non contended case.</text:span></text:p>
              </text:list-item>
              <text:list-item>
                <text:p>A mutex build half in user space and half in kernel space.</text:p>
              </text:list-item>
              <text:list-item>
                <text:p>State of the lock is in user space.</text:p>
              </text:list-item>
              <text:list-item>
                <text:p>Wait list is in kernel space.</text:p>
              </text:list-item>
              <text:list-item>
                <text:p>Allows to lock/unlock without calling kernel space in the non contended case.</text:p>
              </text:list-item>
              <text:list-item>
                <text:p><text:span text:style-name="T2">A Masterpiece of Linux engineering!</text:span></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ppens when you die with a lock held?</text:p>
          </draw:text-box>
        </draw:frame>
        <draw:frame presentation:style-name="pr4" draw:layer="layout" svg:width="25.199cm" svg:height="12.178cm" svg:x="1.4cm" svg:y="4.914cm" presentation:class="outline">
          <draw:text-box>
            <text:list text:style-name="L2">
              <text:list-item>
                <text:p>Here are some suggestions:</text:p>
                <text:list>
                  <text:list-item>
                    <text:p>OS does nothing → deadlocks</text:p>
                  </text:list-item>
                  <text:list-item>
                    <text:p>OS releases the lock → other contexts die because of inconsistent data</text:p>
                  </text:list-item>
                  <text:list-item>
                    <text:p>OS releases the lock and notifies the next context locking the lock that the previous owner died → This is what Linux does. </text:p>
                  </text:list-item>
                </text:list>
              </text:list-item>
              <text:list-item>
                <text:p>This feature of locks is called <text:span text:style-name="T2">robustness.</text:span></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inux has no threads</text:p>
          </draw:text-box>
        </draw:frame>
        <draw:frame presentation:style-name="pr4" draw:layer="layout" svg:width="25.199cm" svg:height="12.178cm" svg:x="1.4cm" svg:y="4.914cm" presentation:class="outline">
          <draw:text-box>
            <text:list text:style-name="L2">
              <text:list-item>
                <text:p>Do you remember that Linux has no concept of a “thread”?</text:p>
              </text:list-item>
              <text:list-item>
                <text:p>Threads are just processes which happen to share a lot of memory created with the <text:span text:style-name="T2">clone(2)</text:span> system call.</text:p>
              </text:list-item>
              <text:list-item>
                <text:p>Don't tell this to user space developers in your company (they tend to freak out about this).</text:p>
              </text:list-item>
              <text:list-item>
                <text:p>This means that <text:span text:style-name="T2">every locking mechanism in Linux can be used for multi-processing as well as for multi-threading.</text:span></text:p>
              </text:list-item>
              <text:list-item>
                <text:p><text:span text:style-name="T3">This is why futexes were made robust.</text:span></text:p>
              </text:list-item>
              <text:list-item>
                <text:p><text:span text:style-name="T3">Futexes are robust by doing postmortem on dead processes and examining the locks they leave behind in order to unlock them and mark them as suspicious.</text:span></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thread_mutex</text:p>
          </draw:text-box>
        </draw:frame>
        <draw:frame presentation:style-name="pr4" draw:layer="layout" svg:width="25.199cm" svg:height="12.178cm" svg:x="1.4cm" svg:y="4.914cm" presentation:class="outline">
          <draw:text-box>
            <text:list text:style-name="L2">
              <text:list-item>
                <text:p>Is now days just a wrapper for a futex.</text:p>
              </text:list-item>
              <text:list-item>
                <text:p>Could be used between processes (strange, but oh so true).</text:p>
              </text:list-item>
              <text:list-item>
                <text:p>Could be made robust using the undocumented API <text:span text:style-name="T2">pthread_mutexattr_setrobust(3).</text:span></text:p>
              </text:list-item>
              <text:list-item>
                <text:p><text:span text:style-name="T3">I found the documentation for this API on MSDN, of all places…:)</text:span></text:p>
              </text:list-item>
              <text:list-item>
                <text:p><text:span text:style-name="T3">Supports recursiveness, two types of priority inheritance, sharing between processes, priority ceiling and more.</text:span></text:p>
              </text:list-item>
              <text:list-item>
                <text:p><text:span text:style-name="T3">Makes lousy coffee, though...</text:span></text:p>
              </text:list-item>
            </text:list>
          </draw:text-box>
        </draw:frame>
        <presentation:notes draw:style-name="dp2">
          <draw:page-thumbnail draw:style-name="gr1" draw:layer="layout" svg:width="13.968cm" svg:height="10.476cm" svg:x="3.81cm" svg:y="2.123cm" draw:page-number="15" presentation:class="page"/>
          <draw:frame presentation:style-name="pr5"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thread readers/writer lock</text:p>
          </draw:text-box>
        </draw:frame>
        <draw:frame presentation:style-name="pr4" draw:layer="layout" svg:width="25.199cm" svg:height="12.178cm" svg:x="1.4cm" svg:y="4.914cm" presentation:class="outline">
          <draw:text-box>
            <text:list text:style-name="L2">
              <text:list-item>
                <text:p>Is based on the futex.</text:p>
              </text:list-item>
              <text:list-item>
                <text:p>This means good performance.</text:p>
              </text:list-item>
              <text:list-item>
                <text:p>Standard, feature poor implementation.</text:p>
              </text:list-item>
              <text:list-item>
                <text:p>Build your own if you need more features.</text:p>
              </text:list-item>
              <text:list-item>
                <text:p>Could be used to synchronize processes and threads.</text:p>
              </text:list-item>
            </text:list>
          </draw:text-box>
        </draw:frame>
        <presentation:notes draw:style-name="dp2">
          <draw:page-thumbnail draw:style-name="gr1" draw:layer="layout" svg:width="13.968cm" svg:height="10.476cm" svg:x="3.81cm" svg:y="2.123cm" draw:page-number="16" presentation:class="page"/>
          <draw:frame presentation:style-name="pr5"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IX semaphores</text:p>
          </draw:text-box>
        </draw:frame>
        <draw:frame presentation:style-name="pr4" draw:layer="layout" svg:width="25.199cm" svg:height="12.178cm" svg:x="1.4cm" svg:y="4.914cm" presentation:class="outline">
          <draw:text-box>
            <text:list text:style-name="L2">
              <text:list-item>
                <text:p>Based on the futex.</text:p>
              </text:list-item>
              <text:list-item>
                <text:p>Again, good performance.</text:p>
              </text:list-item>
              <text:list-item>
                <text:p><text:span text:style-name="T2">Use this and not the Sys V version unless you need the Sys V particular features.</text:span></text:p>
              </text:list-item>
              <text:list-item>
                <text:p><text:span text:style-name="T3">Could be used to synchronize both processes and threads.</text:span></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ys V semaphore</text:p>
          </draw:text-box>
        </draw:frame>
        <draw:frame presentation:style-name="pr4" draw:layer="layout" svg:width="25.199cm" svg:height="12.178cm" svg:x="1.4cm" svg:y="4.914cm" presentation:class="outline">
          <draw:text-box>
            <text:list text:style-name="L2">
              <text:list-item>
                <text:p>Reminder: Sys V is AT&amp;T's version of UNIX dating to circa 1983. In that version important API's like this one were first introduced into the UNIX world.</text:p>
              </text:list-item>
              <text:list-item>
                <text:p>Sys V semaphores are, however, crap.</text:p>
              </text:list-item>
              <text:list-item>
                <text:p>This is because they always go to the kernel. Even in the non contended case.</text:p>
              </text:list-item>
              <text:list-item>
                <text:p><text:span text:style-name="T2">Do not use. Use POSIX semaphores instead.</text:span></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Kernel locking</text:p>
          </draw:text-box>
        </draw:frame>
        <presentation:notes draw:style-name="dp2">
          <draw:page-thumbnail draw:style-name="gr1" draw:layer="layout" svg:width="13.968cm" svg:height="10.476cm" svg:x="3.81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Kernel locking primitives</text:p>
          </draw:text-box>
        </draw:frame>
        <draw:frame presentation:style-name="pr4" draw:layer="layout" svg:width="25.199cm" svg:height="12.178cm" svg:x="1.4cm" svg:y="4.914cm" presentation:class="outline">
          <draw:text-box>
            <text:list text:style-name="L2">
              <text:list-item>
                <text:p>Mutex</text:p>
              </text:list-item>
              <text:list-item>
                <text:p>Spinlock (3 types)</text:p>
              </text:list-item>
              <text:list-item>
                <text:p>Semaphore</text:p>
              </text:list-item>
              <text:list-item>
                <text:p>RW semaphores</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utexes</text:p>
          </draw:text-box>
        </draw:frame>
        <draw:frame presentation:style-name="pr4" draw:layer="layout" svg:width="25.199cm" svg:height="12.178cm" svg:x="1.4cm" svg:y="4.914cm" presentation:class="outline">
          <draw:text-box>
            <text:list text:style-name="L2">
              <text:list-item>
                <text:p>Go to sleep when finding the lock locked.</text:p>
              </text:list-item>
              <text:list-item>
                <text:p>This means they can only be used in contexts where you are allowed to go to sleep.</text:p>
              </text:list-item>
              <text:list-item>
                <text:p>This means passive(user) context, kernel thread or workqueue context and threaded IRQ context (?!?).</text:p>
              </text:list-item>
              <text:list-item>
                <text:p><text:span text:style-name="T2">Not allowed in IRQ handlers or tasklets.</text:span></text:p>
              </text:list-item>
              <text:list-item>
                <text:p><text:span text:style-name="T3">Has 3 modes: interruptible, killable and uninterruptible.</text:span></text:p>
              </text:list-item>
              <text:list-item>
                <text:p><text:span text:style-name="T3">Try to use interruptible as much as possible as bugs in kernel code may cause non killable processes.</text:span></text:p>
              </text:list-item>
              <text:list-item>
                <text:p><text:span text:style-name="T3">Support priority inheritance under the RT patch.</text:span></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pin locks</text:p>
          </draw:text-box>
        </draw:frame>
        <draw:frame presentation:style-name="pr4" draw:layer="layout" svg:width="25.199cm" svg:height="12.178cm" svg:x="1.4cm" svg:y="4.914cm" presentation:class="outline">
          <draw:text-box>
            <text:list text:style-name="L2">
              <text:list-item>
                <text:p>Most common kernel locking primitive.</text:p>
              </text:list-item>
              <text:list-item>
                <text:p>Are divided into 3 types: regular, BH and IRQ.</text:p>
              </text:list-item>
              <text:list-item>
                <text:p>Regular spin locks just turn off scheduling on the current CPU (in addition to being a spin lock).</text:p>
              </text:list-item>
              <text:list-item>
                <text:p>BH turn off Bottom half mechanisms (including tasklets) on the current CPU (in addition to being a spin lock).</text:p>
              </text:list-item>
              <text:list-item>
                <text:p>IRQ ones turn off interrupts on the local CPU (in addition to being a spin lock).</text:p>
              </text:list-item>
              <text:list-item>
                <text:p>Sleeping, waiting or doing heavy computation with spin locks held is considered reason for being banned from LKML.</text:p>
              </text:list-item>
              <text:list-item>
                <text:p>Turn into Mutexes under the RT patch and then support priority inheritance.</text:p>
              </text:list-item>
            </text:list>
          </draw:text-box>
        </draw:frame>
        <presentation:notes draw:style-name="dp2">
          <draw:page-thumbnail draw:style-name="gr1" draw:layer="layout" svg:width="13.968cm" svg:height="10.476cm" svg:x="3.81cm" svg:y="2.123cm" draw:page-number="22" presentation:class="page"/>
          <draw:frame presentation:style-name="pr5"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pin lock (irq version)</text:p>
          </draw:text-box>
        </draw:frame>
        <draw:frame presentation:style-name="pr4" draw:layer="layout" svg:width="25.199cm" svg:height="12.178cm" svg:x="1.4cm" svg:y="4.914cm" presentation:class="outline">
          <draw:text-box>
            <text:list text:style-name="L2">
              <text:list-item>
                <text:p>Turning of IRQs is quite fast (IF, CLI, STI are really fast on INTEL).</text:p>
              </text:list-item>
              <text:list-item>
                <text:p>Very brutal as it increases latency in real time implementations.</text:p>
              </text:list-item>
              <text:list-item>
                <text:p>Try not to access data structure from IRQ context so you won't have to use this.</text:p>
              </text:list-item>
              <text:list-item>
                <text:p>However, this is still one of the most common locking primitives </text:p>
              </text:list-item>
            </text:list>
          </draw:text-box>
        </draw:frame>
        <presentation:notes draw:style-name="dp2">
          <draw:page-thumbnail draw:style-name="gr1" draw:layer="layout" svg:width="13.968cm" svg:height="10.476cm" svg:x="3.8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en to use each?</text:p>
          </draw:text-box>
        </draw:frame>
        <draw:frame presentation:style-name="pr4" draw:layer="layout" svg:width="25.199cm" svg:height="12.178cm" svg:x="1.4cm" svg:y="4.914cm" presentation:class="outline">
          <draw:text-box>
            <text:list text:style-name="L2">
              <text:list-item>
                <text:p>Passive vs Passive</text:p>
                <text:list>
                  <text:list-item>
                    <text:p>Use a mutex in interruptible mode (you are allowed to sleep in both).</text:p>
                  </text:list-item>
                  <text:list-item>
                    <text:p>Or semaphore in interruptible mode.</text:p>
                  </text:list-item>
                  <text:list-item>
                    <text:p>Or a regular spin lock. You are in no danger of spinning for long since scheduling on the current CPU is disabled. Interrupts may come in and so do tasklets but these are quick.</text:p>
                  </text:list-item>
                </text:list>
              </text:list-item>
              <text:list-item>
                <text:p>Passive vs BH</text:p>
                <text:list>
                  <text:list-item>
                    <text:p>spinlock_bh</text:p>
                  </text:list-item>
                </text:list>
              </text:list-item>
              <text:list-item>
                <text:p>Passive vs IRQ</text:p>
                <text:list>
                  <text:list-item>
                    <text:p>Use spin lock irq.</text:p>
                  </text:list-item>
                  <text:list-item>
                    <text:p>The irq part prevents races on the current CPU.</text:p>
                  </text:list-item>
                  <text:list-item>
                    <text:p>The spin lock part prevents races with other CPUs.</text:p>
                  </text:list-item>
                </text:list>
              </text:list-item>
              <text:list-item>
                <text:p>BH vs BH</text:p>
                <text:list>
                  <text:list-item>
                    <text:p>Spinlock</text:p>
                  </text:list-item>
                </text:list>
              </text:list-item>
              <text:list-item>
                <text:p>BH vs IRQ</text:p>
                <text:list>
                  <text:list-item>
                    <text:p>Spinlock irq</text:p>
                  </text:list-item>
                </text:list>
              </text:list-item>
              <text:list-item>
                <text:p>IRQ vs IRQ</text:p>
                <text:list>
                  <text:list-item>
                    <text:p>Spinlock irq.</text:p>
                  </text:list-item>
                </text:list>
              </text:list-item>
              <text:list-item>
                <text:p>See <text:span text:style-name="T4">“Rusty Russells Unreliable Guide to Locking”</text:span></text:p>
              </text:list-item>
            </text:list>
          </draw:text-box>
        </draw:frame>
        <presentation:notes draw:style-name="dp2">
          <draw:page-thumbnail draw:style-name="gr1" draw:layer="layout" svg:width="13.968cm" svg:height="10.476cm" svg:x="3.81cm" svg:y="2.123cm" draw:page-number="24" presentation:class="page"/>
          <draw:frame presentation:style-name="pr5"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maphores</text:p>
          </draw:text-box>
        </draw:frame>
        <draw:frame presentation:style-name="pr4" draw:layer="layout" svg:width="25.199cm" svg:height="12.178cm" svg:x="1.4cm" svg:y="4.914cm" presentation:class="outline">
          <draw:text-box>
            <text:list text:style-name="L2">
              <text:list-item>
                <text:p><text:span text:style-name="T1">semaphore.h</text:span></text:p>
              </text:list-item>
              <text:list-item>
                <text:p><text:span text:style-name="T5">Usually used as a mutex and not as a semaphore.</text:span></text:p>
              </text:list-item>
              <text:list-item>
                <text:p><text:span text:style-name="T5">Up and down methods do not accept ticket number but always increase and decrease by 1.</text:span></text:p>
              </text:list-item>
              <text:list-item>
                <text:p><text:span text:style-name="T5">Ticket/permit count can be determined at creation time.</text:span></text:p>
              </text:list-item>
              <text:list-item>
                <text:p>Semaphores do not offer priority inheritance. Even under the RT patch.</text:p>
              </text:list-item>
              <text:list-item>
                <text:p>This means that any system call that uses this is unfit to be used in the critical path of a real time application.</text:p>
              </text:list-item>
              <text:list-item>
                <text:p>3 modes of operation (like the mutex).</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W semaphores</text:p>
          </draw:text-box>
        </draw:frame>
        <draw:frame presentation:style-name="pr4" draw:text-style-name="P4" draw:layer="layout" svg:width="25.199cm" svg:height="12.178cm" svg:x="1.4cm" svg:y="4.914cm" presentation:class="outline">
          <draw:text-box>
            <text:list text:style-name="L2">
              <text:list-item>
                <text:p><text:span text:style-name="T1">rwsem.h</text:span></text:p>
              </text:list-item>
              <text:list-item>
                <text:p><text:span text:style-name="T5">Offer more performance when number of readers outnumbers number of writers.</text:span></text:p>
              </text:list-item>
              <text:list-item>
                <text:p><text:span text:style-name="T5">Again, does not support priority inheritance. Even under the RT patch.</text:span></text:p>
              </text:list-item>
              <text:list-item>
                <text:p><text:span text:style-name="T5">Famous is the current-&gt;mm-&gt;mmap_sem that protects each processes virtual memory description.</text:span></text:p>
              </text:list-item>
              <text:list-item>
                <text:p><text:span text:style-name="T5">Good reason not to use malloc(3) in real time systems.</text:span></text:p>
              </text:list-item>
            </text:list>
          </draw:text-box>
        </draw:frame>
        <presentation:notes draw:style-name="dp2">
          <draw:page-thumbnail draw:style-name="gr1" draw:layer="layout" svg:width="13.968cm" svg:height="10.476cm" svg:x="3.81cm" svg:y="2.123cm" draw:page-number="26" presentation:class="page"/>
          <draw:frame presentation:style-name="pr5"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W lock</text:p>
          </draw:text-box>
        </draw:frame>
        <draw:frame presentation:style-name="pr4" draw:text-style-name="P4" draw:layer="layout" svg:width="25.199cm" svg:height="12.178cm" svg:x="1.4cm" svg:y="4.914cm" presentation:class="outline">
          <draw:text-box>
            <text:list text:style-name="L2">
              <text:list-item>
                <text:p><text:span text:style-name="T1">rwlock.h</text:span></text:p>
              </text:list-item>
              <text:list-item>
                <text:p><text:span text:style-name="T5">By Ingo Molnar (author of the real time patch).</text:span></text:p>
              </text:list-item>
              <text:list-item>
                <text:p><text:span text:style-name="T5">Supports priority inheritance.</text:span></text:p>
              </text:list-item>
              <text:list-item>
                <text:p><text:span text:style-name="T5">Use this instead of RW semaphores.</text:span></text:p>
              </text:list-item>
              <text:list-item>
                <text:p><text:span text:style-name="T5">Again, gives better performance when number of readers out numbers number of writers.</text:span></text:p>
              </text:list-item>
            </text:list>
          </draw:text-box>
        </draw:frame>
        <presentation:notes draw:style-name="dp2">
          <draw:page-thumbnail draw:style-name="gr1" draw:layer="layout" svg:width="13.968cm" svg:height="10.476cm" svg:x="3.81cm" svg:y="2.123cm" draw:page-number="27" presentation:class="page"/>
          <draw:frame presentation:style-name="pr5"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RT patch</text:p>
          </draw:text-box>
        </draw:frame>
        <draw:frame presentation:style-name="pr4" draw:layer="layout" svg:width="25.199cm" svg:height="12.178cm" svg:x="1.4cm" svg:y="4.914cm" presentation:class="outline">
          <draw:text-box>
            <text:list text:style-name="L2">
              <text:list-item>
                <text:p>Runs all irq handlers in their own threads with other interrupts enabled.</text:p>
              </text:list-item>
              <text:list-item>
                <text:p>Turns all spinlocks into mutexes to reduce latency and allow high priority tasks to get the CPU ASAP.</text:p>
              </text:list-item>
              <text:list-item>
                <text:p>If you really need a spin lock you can use the raw spinlock API which will give you a true spinlock even under the RT patch.</text:p>
              </text:list-item>
            </text:list>
          </draw:text-box>
        </draw:frame>
        <presentation:notes draw:style-name="dp2">
          <draw:page-thumbnail draw:style-name="gr1" draw:layer="layout" svg:width="13.968cm" svg:height="10.476cm" svg:x="3.81cm" svg:y="2.123cm" draw:page-number="28"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7T13:09:13.316921265</meta:creation-date>
    <meta:editing-duration>PT44M19S</meta:editing-duration>
    <meta:editing-cycles>16</meta:editing-cycles>
    <dc:date>2016-01-21T20:04:25.627913261</dc:date>
    <meta:generator>LibreOffice/5.0.2.2$Linux_X86_64 LibreOffice_project/00m0$Build-2</meta:generator>
    <meta:document-statistic meta:object-count="130"/>
  </office:meta>
</office:document-meta>
</file>